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use-window-font-color="true" fo:font-size="12pt" style:font-size-asian="10.5pt" style:font-size-complex="12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Text_20_body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ext_20_body" style:list-style-name="L2">
      <style:paragraph-properties fo:text-align="start" style:justify-single-word="false"/>
    </style:style>
    <style:style style:name="P11" style:family="paragraph" style:parent-style-name="Text_20_body" style:list-style-name="L3">
      <style:paragraph-properties fo:text-align="justify" style:justify-single-word="false"/>
    </style:style>
    <style:style style:name="P12" style:family="paragraph" style:parent-style-name="Text_20_body" style:list-style-name="L4">
      <style:paragraph-properties fo:text-align="justify" style:justify-single-word="false"/>
    </style:style>
    <style:style style:name="P13" style:family="paragraph" style:parent-style-name="Text_20_body" style:list-style-name="L4">
      <style:paragraph-properties fo:text-align="justify" style:justify-single-word="false"/>
      <style:text-properties style:use-window-font-color="true" fo:font-size="12pt" style:font-size-asian="10.5pt" style:font-size-complex="12pt"/>
    </style:style>
    <style:style style:name="P14" style:family="paragraph" style:parent-style-name="Text_20_body" style:list-style-name="L5">
      <style:paragraph-properties fo:text-align="justify" style:justify-single-word="false"/>
      <style:text-properties style:use-window-font-color="true" fo:font-size="12pt" style:font-size-asian="10.5pt" style:font-size-complex="12pt"/>
    </style:style>
    <style:style style:name="P15" style:family="paragraph" style:parent-style-name="Text_20_body" style:list-style-name="L6">
      <style:paragraph-properties fo:text-align="justify" style:justify-single-word="false"/>
      <style:text-properties style:use-window-font-color="true" fo:font-size="12pt" style:font-size-asian="10.5pt" style:font-size-complex="12pt"/>
    </style:style>
    <style:style style:name="P16" style:family="paragraph" style:parent-style-name="Text_20_body" style:list-style-name="L4">
      <style:paragraph-properties fo:text-align="start" style:justify-single-word="false"/>
      <style:text-properties style:use-window-font-color="true" fo:font-size="12pt" style:font-size-asian="10.5pt" style:font-size-complex="12pt"/>
    </style:style>
    <style:style style:name="P17" style:family="paragraph" style:parent-style-name="Text_20_body" style:list-style-name="L5">
      <style:paragraph-properties fo:text-align="start" style:justify-single-word="false"/>
      <style:text-properties style:use-window-font-color="true" fo:font-size="12pt" style:font-size-asian="10.5pt" style:font-size-complex="12pt"/>
    </style:style>
    <style:style style:name="P18" style:family="paragraph" style:parent-style-name="Text_20_body" style:list-style-name="L6">
      <style:paragraph-properties fo:text-align="start" style:justify-single-word="false"/>
      <style:text-properties style:use-window-font-color="true" fo:font-size="12pt" style:font-size-asian="10.5pt" style:font-size-complex="12pt"/>
    </style:style>
    <style:style style:name="P19" style:family="paragraph" style:parent-style-name="Text_20_body" style:list-style-name="L5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20" style:family="paragraph" style:parent-style-name="Text_20_body" style:list-style-name="L5">
      <style:paragraph-properties fo:text-align="justify" style:justify-single-word="false"/>
      <style:text-properties style:use-window-font-color="true" fo:font-size="12pt" style:font-size-asian="12pt" style:font-size-complex="12pt"/>
    </style:style>
    <style:style style:name="P21" style:family="paragraph" style:parent-style-name="Title" style:master-page-name="Standard">
      <style:paragraph-properties fo:text-align="center" style:justify-single-word="false" style:page-number="auto"/>
    </style:style>
    <style:style style:name="P22" style:family="paragraph" style:parent-style-name="Heading_20_1">
      <style:paragraph-properties fo:text-align="justify" style:justify-single-word="false"/>
      <style:text-properties fo:font-size="14pt" style:font-size-asian="14pt" style:font-size-complex="14pt"/>
    </style:style>
    <style:style style:name="P23" style:family="paragraph" style:parent-style-name="Heading_20_1">
      <style:paragraph-properties fo:text-align="justify" style:justify-single-word="false"/>
      <style:text-properties style:use-window-font-color="true" fo:font-size="12pt" style:font-size-asian="10.5pt" style:font-size-complex="12pt"/>
    </style:style>
    <style:style style:name="T1" style:family="text">
      <style:text-properties style:use-window-font-color="true" fo:font-size="12pt" style:font-size-asian="10.5pt" style:font-size-complex="12pt"/>
    </style:style>
    <style:style style:name="T2" style:family="text">
      <style:text-properties style:use-window-font-color="true" fo:font-size="12pt" style:font-size-asian="12pt" style:font-size-complex="12pt"/>
    </style:style>
    <style:style style:name="T3" style:family="text">
      <style:text-properties style:use-window-font-color="true" fo:font-size="12pt" fo:language="en" fo:country="US" style:font-size-asian="10.5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Загрузчик для платформы <text:span text:style-name="Заголовок_20_1_20_Знак">SG-17R/S</text:span></text:p>
      <text:p text:style-name="P3"><text:span text:style-name="Заголовок_20_1_20_Знак"/></text:p>
      <text:p text:style-name="P2">Пояснительная записка</text:p>
      <text:p text:style-name="P3"><text:line-break/>Версия 1.<text:span text:style-name="T8">1</text:span></text:p>
      <text:p text:style-name="P1"/>
      <text:p text:style-name="P1"/>
      <text:h text:style-name="P22" text:outline-level="1">Введение</text:h>
      <text:p text:style-name="P5">В рамках реализации проекта по созданию загрузчика для платформы SG-17R/S были иссле­дованы различные варианты загрузчиков и кросс-компиляторов, подобраны оптимальные средства разработки. Проведена работа по адаптации ADMboot к SG-17R/S, а так же до­работка в соответствии с техническим заданием. В результате получен полностью работо­способный загрузчик, а так же исследованы возможности по унификации загрузчика для раз­личных платформ.</text:p>
      <text:h text:style-name="P22" text:outline-level="1">Исследование</text:h>
      <text:p text:style-name="P5">В ходе предварительных исследований было решено создать базу для унифицированного за­грузчика для процессоров ADM5120 и <text:span text:style-name="T8">FreeScale</text:span> 2020 на основе U-Boot. Но в результате даль­нейших исследований выяснилось, что данная задача не выполнима в рамках данного проек­та по причине того, что для запуска линукса посредством U-Boot необходима модификация образа ядра. Так же были обнаружены следующие проблемы, требующие решения:</text:p>
      <text:list xml:id="list35567105" text:style-name="L1">
        <text:list-item>
          <text:p text:style-name="P8">Реализация функционала взаимодействия с nand-flash по стандарту U-Boot,</text:p>
        </text:list-item>
        <text:list-item>
          <text:p text:style-name="P8">Отладка работы свитча,</text:p>
        </text:list-item>
        <text:list-item>
          <text:p text:style-name="P8">Правильная инициализация SDRAM.</text:p>
        </text:list-item>
      </text:list>
      <text:p text:style-name="P5">Эти задачи могут быть выполнены в рамках отдельного проекта по унификации загрузчика.</text:p>
      <text:p text:style-name="P5">Так же был исследованы имеющиеся в архиве разработок «Сигранд» варианты исходных ко­дов загрузчика, использованного в Сигранде ранее. В результате исследования выявлено не­соответствие исходного кода поведению бинарной версии загрузчика, что позволяет считать исходный код рабочего загрузчика утерянным. Несмотря на то, что предоставленные исход­ники удалось собрать, полученный в результате бинарник оказался неработоспособным. По причине большого количества ошибок и многочисленных неверных реализаций алгоритмов, доработка этого кода до пригодного состояния представляется крайне трудновыполнимой.</text:p>
      <text:p text:style-name="P5">В результате было принято решение взять за основу оригинальный загрузчик ADMboot, и до­работать его в соответствии с требованиями технического задания.</text:p>
      <text:p text:style-name="P5">Также, в ходе работ был обнаружен ряд казусов, связанных с работой существующего загруз­чика:</text:p>
      <text:list xml:id="list35556914" text:style-name="L2">
        <text:list-item>
          <text:p text:style-name="P9"><text:span text:style-name="T9">Р</text:span>еальный объем оперативной памяти, инициализируемый загрузчиком — 32 мега­байта. Но пишется, что инициализируются <text:s/>— 64 мегабайта.</text:p>
        </text:list-item>
        <text:list-item>
          <text:p text:style-name="P10"><text:span text:style-name="T4">Драйвер </text:span><text:span text:style-name="T5">Ethernet </text:span><text:span text:style-name="T7">процессора </text:span><text:span text:style-name="T5">ADM5120 и</text:span><text:span text:style-name="T7">спользуется таким образом, что оказывается неработоспособным при использовании памяти свыше 32 мегабайт.</text:span></text:p>
        </text:list-item>
        <text:list-item>
          <text:p text:style-name="P10"><text:span text:style-name="T7">Процедура обхода </text:span><text:span text:style-name="T5">bad-</text:span><text:span text:style-name="T7">блоков флэшки присутствует, но не функционирует.</text:span></text:p>
        </text:list-item>
      </text:list>
      <text:h text:style-name="P22" text:outline-level="1"><text:soft-page-break/>Реализация</text:h>
      <text:p text:style-name="P6">В результате работ по подготовке к созданию рабочей версии загрузчика, в качестве среды разработки были выбраны следующие материалы:</text:p>
      <text:list xml:id="list35561558" text:style-name="L3">
        <text:list-item>
          <text:p text:style-name="P11"><text:a xlink:type="simple" xlink:href="http://sources-redhat.mirrors.airband.net/ecos/gnutools/i386linux/ecoscentric-gnutools-mipsisa32-elf-1.4-2.i386linux.tar.bz2"><text:span text:style-name="T6">http://sources-redhat.mirrors.airband.net/ecos/gnutools/i386linux/ecoscentric-gnutools-mipsisa32-elf-1.4-2.i386linux.tar.bz2</text:span></text:a><text:span text:style-name="T6"> — кросс-компилятор,</text:span></text:p>
        </text:list-item>
        <text:list-item>
          <text:p text:style-name="P11"><text:a xlink:type="simple" xlink:href="http://netbeans.org/">http://netbeans.org/</text:a><text:span text:style-name="T1"> - редактор и платформа.</text:span></text:p>
        </text:list-item>
      </text:list>
      <text:p text:style-name="P7">По ходу выполнения работ были решены следующие задачи:</text:p>
      <text:list xml:id="list35572351" text:style-name="L4">
        <text:list-item>
          <text:p text:style-name="P13">Инициализация оперативной памяти в объёме 64Мб,</text:p>
        </text:list-item>
        <text:list-item>
          <text:p text:style-name="P16">Обнаружение <text:span text:style-name="T8">bad-</text:span>блоков на флешке посредством анализа записанной ранее информа­ции,</text:p>
        </text:list-item>
        <text:list-item>
          <text:p text:style-name="P12"><text:span text:style-name="T1">Пометка </text:span><text:span text:style-name="T3">bad-</text:span><text:span text:style-name="T1">блоков и ECC в соответствии со стандартом jffs2,</text:span></text:p>
        </text:list-item>
        <text:list-item>
          <text:p text:style-name="P12"><text:span text:style-name="T1">Обход </text:span><text:span text:style-name="T3">bad-</text:span><text:span text:style-name="T1">блоков при чтении и записи информации на флешку,</text:span></text:p>
        </text:list-item>
        <text:list-item>
          <text:p text:style-name="P16">Формирование кода коррекции ошибок, реализация механизма использования этого кода для обнаружения ошибок и восстановления данных с битых секторов флешки.</text:p>
        </text:list-item>
        <text:list-item>
          <text:p text:style-name="P13">Поддержка образа линукса в объёме до 24Мб,</text:p>
        </text:list-item>
        <text:list-item>
          <text:p text:style-name="P13">Инициализация свитчей <text:span text:style-name="T8">IP1826C </text:span>на плате DSLAM,</text:p>
        </text:list-item>
        <text:list-item>
          <text:p text:style-name="P16">Использование области данных, не стираемых при форматировании для хранения на­строек загрузки,</text:p>
        </text:list-item>
        <text:list-item>
          <text:p text:style-name="P13">Многочисленные оптимизации и доработки кода.</text:p>
        </text:list-item>
      </text:list>
      <text:h text:style-name="P23" text:outline-level="1">Заключение</text:h>
      <text:p text:style-name="P4"><text:span text:style-name="T1">В результате выполнения работ </text:span><text:span text:style-name="T2">был получен работоспособный вариант загрузчика, обладаю­щий следующими свойствами:</text:span></text:p>
      <text:list xml:id="list35575867" text:style-name="L5">
        <text:list-item>
          <text:p text:style-name="P19">Полноценная инициализация оборудования роутера SG-17R/S, необходимого для про­шивки устройства во всех возможных конфигурациях, а именно:</text:p>
          <text:list>
            <text:list-item>
              <text:p text:style-name="P20">Инициализация 64Мб оперативной памяти,</text:p>
            </text:list-item>
            <text:list-item>
              <text:p text:style-name="P14">Инициализация свитча ADM5120,</text:p>
            </text:list-item>
            <text:list-item>
              <text:p text:style-name="P14">Инициализация свитчей на плате DSLAM.</text:p>
            </text:list-item>
          </text:list>
        </text:list-item>
        <text:list-item>
          <text:p text:style-name="P14">Качественная поддержка работы с flash-памятью, включающая в себя:</text:p>
          <text:list>
            <text:list-item>
              <text:p text:style-name="P14">Обнаружение и обход бедблоков,</text:p>
            </text:list-item>
            <text:list-item>
              <text:p text:style-name="P14">Формирование и восстановление данных посредством ECC,</text:p>
            </text:list-item>
            <text:list-item>
              <text:p text:style-name="P14">Вывод информации о состоянии флешки.</text:p>
            </text:list-item>
          </text:list>
        </text:list-item>
        <text:list-item>
          <text:p text:style-name="P14">Возможность прошить устройство как через Xmodem, так и по протоколу TFTP.</text:p>
        </text:list-item>
        <text:list-item>
          <text:p text:style-name="P17">Сохранение настроек загрузчика в не стираемой области флешки, доступной для мо­дификации из под линукса.</text:p>
        </text:list-item>
      </text:list>
      <text:p text:style-name="P7">Были проведены исследования, в результате которых:</text:p>
      <text:list xml:id="list35569808" text:style-name="L6">
        <text:list-item>
          <text:p text:style-name="P18">Была выяснена возможность создания унифицированного загрузчика на основе U-Boot после модификации сборки линукса.</text:p>
        </text:list-item>
        <text:list-item>
          <text:p text:style-name="P18"><text:soft-page-break/>Открыты многочисленные возможности для модификации загрузчика в целях расши­рения функциональности, как например:</text:p>
          <text:list>
            <text:list-item>
              <text:p text:style-name="P15">Увеличение скорости передачи данных по RS-232 минимум в 2 раза,</text:p>
            </text:list-item>
            <text:list-item>
              <text:p text:style-name="P15">Реализация telnet-сервера для доступа к загрузчику из сети.</text:p>
            </text:list-item>
          </text:list>
        </text:list-item>
        <text:list-item>
          <text:p text:style-name="P18"><text:span text:style-name="T9">Разработана</text:span> документация, описывающая взаимодействие с загрузчиком как со сторо­ны программиста, так и со стороны пользовател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Standard" style:class="text">
      <style:paragraph-properties fo:margin-top="0.423cm" fo:margin-bottom="0.106cm" fo:text-align="center" style:justify-single-word="false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ahoma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0T13:30:25</meta:creation-date>
    <meta:generator>OpenOffice.org/3.2$Win32 OpenOffice.org_project/320m12$Build-9483</meta:generator>
    <dc:date>2010-12-14T15:53:54.21</dc:date>
    <meta:editing-duration>PT11H53M40S</meta:editing-duration>
    <meta:editing-cycles>96</meta:editing-cycles>
    <dc:creator>AiSee </dc:creator>
    <meta:document-statistic meta:table-count="0" meta:image-count="0" meta:object-count="0" meta:page-count="3" meta:paragraph-count="49" meta:word-count="592" meta:character-count="4637"/>
  </office:meta>
</office:document-meta>
</file>